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3.889cm" style:rel-column-width="14982*"/>
    </style:style>
    <style:style style:name="Tabelle3.B" style:family="table-column">
      <style:table-column-properties style:column-width="13.123cm" style:rel-column-width="50553*"/>
    </style:style>
    <style:style style:name="Tabelle3.A1" style:family="table-cell">
      <style:table-cell-properties fo:padding="0.097cm" fo:border="none"/>
    </style:style>
    <style:style style:name="Tabelle1" style:family="table">
      <style:table-properties style:width="17.013cm" fo:margin-left="0cm" fo:margin-right="-0.012cm" table:align="margins"/>
    </style:style>
    <style:style style:name="Tabelle1.A" style:family="table-column">
      <style:table-column-properties style:column-width="3.889cm" style:rel-column-width="14982*"/>
    </style:style>
    <style:style style:name="Tabelle1.B" style:family="table-column">
      <style:table-column-properties style:column-width="13.123cm" style:rel-column-width="50553*"/>
    </style:style>
    <style:style style:name="Tabelle1.A1" style:family="table-cell">
      <style:table-cell-properties fo:padding="0.097cm" fo:border="none"/>
    </style:style>
    <style:style style:name="Tabelle2" style:family="table">
      <style:table-properties style:width="17.013cm" fo:margin-left="0cm" fo:margin-right="-0.012cm" table:align="margins"/>
    </style:style>
    <style:style style:name="Tabelle2.A" style:family="table-column">
      <style:table-column-properties style:column-width="3.889cm" style:rel-column-width="14982*"/>
    </style:style>
    <style:style style:name="Tabelle2.B" style:family="table-column">
      <style:table-column-properties style:column-width="13.123cm" style:rel-column-width="50553*"/>
    </style:style>
    <style:style style:name="Tabelle2.A1" style:family="table-cell">
      <style:table-cell-properties fo:padding="0.097cm" fo:border="none"/>
    </style:style>
    <style:style style:name="Tabelle4" style:family="table">
      <style:table-properties style:width="17.013cm" fo:margin-left="0cm" fo:margin-right="-0.012cm" table:align="margins"/>
    </style:style>
    <style:style style:name="Tabelle4.A" style:family="table-column">
      <style:table-column-properties style:column-width="3.889cm" style:rel-column-width="14982*"/>
    </style:style>
    <style:style style:name="Tabelle4.B" style:family="table-column">
      <style:table-column-properties style:column-width="13.123cm" style:rel-column-width="50553*"/>
    </style:style>
    <style:style style:name="Tabelle4.A1" style:family="table-cell">
      <style:table-cell-properties fo:padding="0.097cm" fo:border="none"/>
    </style:style>
    <style:style style:name="Tabelle5" style:family="table">
      <style:table-properties style:width="17.013cm" fo:margin-left="0cm" fo:margin-right="-0.012cm" table:align="margins"/>
    </style:style>
    <style:style style:name="Tabelle5.A" style:family="table-column">
      <style:table-column-properties style:column-width="3.889cm" style:rel-column-width="14982*"/>
    </style:style>
    <style:style style:name="Tabelle5.B" style:family="table-column">
      <style:table-column-properties style:column-width="13.123cm" style:rel-column-width="50553*"/>
    </style:style>
    <style:style style:name="Tabelle5.A1" style:family="table-cell">
      <style:table-cell-properties fo:padding="0.097cm" fo:border="none"/>
    </style:style>
    <style:style style:name="Tabelle6" style:family="table">
      <style:table-properties style:width="17.013cm" fo:margin-left="0cm" fo:margin-right="-0.012cm" table:align="margins"/>
    </style:style>
    <style:style style:name="Tabelle6.A" style:family="table-column">
      <style:table-column-properties style:column-width="3.889cm" style:rel-column-width="14982*"/>
    </style:style>
    <style:style style:name="Tabelle6.B" style:family="table-column">
      <style:table-column-properties style:column-width="13.123cm" style:rel-column-width="50553*"/>
    </style:style>
    <style:style style:name="Tabelle6.A1" style:family="table-cell">
      <style:table-cell-properties fo:padding="0.097cm" fo:border="none"/>
    </style:style>
    <style:style style:name="Tabelle7" style:family="table">
      <style:table-properties style:width="17.013cm" fo:margin-left="0cm" fo:margin-right="-0.012cm" table:align="margins"/>
    </style:style>
    <style:style style:name="Tabelle7.A" style:family="table-column">
      <style:table-column-properties style:column-width="3.889cm" style:rel-column-width="14982*"/>
    </style:style>
    <style:style style:name="Tabelle7.B" style:family="table-column">
      <style:table-column-properties style:column-width="13.123cm" style:rel-column-width="50553*"/>
    </style:style>
    <style:style style:name="Tabelle7.A1" style:family="table-cell">
      <style:table-cell-properties fo:padding="0.097cm" fo:border="none"/>
    </style:style>
    <style:style style:name="Tabelle11" style:family="table">
      <style:table-properties style:width="17.013cm" fo:margin-left="0cm" fo:margin-right="-0.012cm" table:align="margins"/>
    </style:style>
    <style:style style:name="Tabelle11.A" style:family="table-column">
      <style:table-column-properties style:column-width="3.889cm" style:rel-column-width="14982*"/>
    </style:style>
    <style:style style:name="Tabelle11.B" style:family="table-column">
      <style:table-column-properties style:column-width="13.123cm" style:rel-column-width="50553*"/>
    </style:style>
    <style:style style:name="Tabelle11.A1" style:family="table-cell">
      <style:table-cell-properties fo:padding="0.097cm" fo:border="none"/>
    </style:style>
    <style:style style:name="Tabelle10" style:family="table">
      <style:table-properties style:width="17.013cm" fo:margin-left="0cm" fo:margin-right="-0.012cm" table:align="margins"/>
    </style:style>
    <style:style style:name="Tabelle10.A" style:family="table-column">
      <style:table-column-properties style:column-width="3.889cm" style:rel-column-width="14982*"/>
    </style:style>
    <style:style style:name="Tabelle10.B" style:family="table-column">
      <style:table-column-properties style:column-width="13.123cm" style:rel-column-width="50553*"/>
    </style:style>
    <style:style style:name="Tabelle10.A1" style:family="table-cell">
      <style:table-cell-properties fo:padding="0.097cm" fo:border="none"/>
    </style:style>
    <style:style style:name="Tabelle8" style:family="table">
      <style:table-properties style:width="17.013cm" fo:margin-left="0cm" fo:margin-right="-0.012cm" table:align="margins"/>
    </style:style>
    <style:style style:name="Tabelle8.A" style:family="table-column">
      <style:table-column-properties style:column-width="3.889cm" style:rel-column-width="14982*"/>
    </style:style>
    <style:style style:name="Tabelle8.B" style:family="table-column">
      <style:table-column-properties style:column-width="13.123cm" style:rel-column-width="50553*"/>
    </style:style>
    <style:style style:name="Tabelle8.A1" style:family="table-cell">
      <style:table-cell-properties fo:padding="0.097cm" fo:border="none"/>
    </style:style>
    <style:style style:name="Tabelle9" style:family="table">
      <style:table-properties style:width="17.013cm" fo:margin-left="0cm" fo:margin-right="-0.012cm" table:align="margins"/>
    </style:style>
    <style:style style:name="Tabelle9.A" style:family="table-column">
      <style:table-column-properties style:column-width="3.889cm" style:rel-column-width="14982*"/>
    </style:style>
    <style:style style:name="Tabelle9.B" style:family="table-column">
      <style:table-column-properties style:column-width="13.123cm" style:rel-column-width="50553*"/>
    </style:style>
    <style:style style:name="Tabelle9.A1" style:family="table-cell">
      <style:table-cell-properties fo:padding="0.097cm" fo:border="none"/>
    </style:style>
    <style:style style:name="Tabelle20" style:family="table">
      <style:table-properties style:width="17.013cm" fo:margin-left="0cm" fo:margin-right="-0.012cm" table:align="margins"/>
    </style:style>
    <style:style style:name="Tabelle20.A" style:family="table-column">
      <style:table-column-properties style:column-width="3.889cm" style:rel-column-width="14982*"/>
    </style:style>
    <style:style style:name="Tabelle20.B" style:family="table-column">
      <style:table-column-properties style:column-width="13.123cm" style:rel-column-width="50553*"/>
    </style:style>
    <style:style style:name="Tabelle20.A1" style:family="table-cell">
      <style:table-cell-properties fo:padding="0.097cm" fo:border="none"/>
    </style:style>
    <style:style style:name="Tabelle19" style:family="table">
      <style:table-properties style:width="17.013cm" fo:margin-left="0cm" fo:margin-right="-0.012cm" table:align="margins"/>
    </style:style>
    <style:style style:name="Tabelle19.A" style:family="table-column">
      <style:table-column-properties style:column-width="3.889cm" style:rel-column-width="14982*"/>
    </style:style>
    <style:style style:name="Tabelle19.B" style:family="table-column">
      <style:table-column-properties style:column-width="13.123cm" style:rel-column-width="50553*"/>
    </style:style>
    <style:style style:name="Tabelle19.A1" style:family="table-cell">
      <style:table-cell-properties fo:padding="0.097cm" fo:border="none"/>
    </style:style>
    <style:style style:name="Tabelle14" style:family="table">
      <style:table-properties style:width="17.013cm" fo:margin-left="0cm" fo:margin-right="-0.012cm" table:align="margins"/>
    </style:style>
    <style:style style:name="Tabelle14.A" style:family="table-column">
      <style:table-column-properties style:column-width="3.888cm" style:rel-column-width="14975*"/>
    </style:style>
    <style:style style:name="Tabelle14.B" style:family="table-column">
      <style:table-column-properties style:column-width="13.125cm" style:rel-column-width="50560*"/>
    </style:style>
    <style:style style:name="Tabelle14.A1" style:family="table-cell">
      <style:table-cell-properties fo:padding="0.097cm" fo:border="none"/>
    </style:style>
    <style:style style:name="Tabelle15" style:family="table">
      <style:table-properties style:width="17.013cm" fo:margin-left="0cm" fo:margin-right="-0.012cm" table:align="margins"/>
    </style:style>
    <style:style style:name="Tabelle15.A" style:family="table-column">
      <style:table-column-properties style:column-width="3.889cm" style:rel-column-width="14982*"/>
    </style:style>
    <style:style style:name="Tabelle15.B" style:family="table-column">
      <style:table-column-properties style:column-width="13.123cm" style:rel-column-width="50553*"/>
    </style:style>
    <style:style style:name="Tabelle15.A1" style:family="table-cell">
      <style:table-cell-properties fo:padding="0.097cm" fo:border="none"/>
    </style:style>
    <style:style style:name="Tabelle21" style:family="table">
      <style:table-properties style:width="17.013cm" fo:margin-left="0cm" fo:margin-right="-0.012cm" table:align="margins"/>
    </style:style>
    <style:style style:name="Tabelle21.A" style:family="table-column">
      <style:table-column-properties style:column-width="3.889cm" style:rel-column-width="14982*"/>
    </style:style>
    <style:style style:name="Tabelle21.B" style:family="table-column">
      <style:table-column-properties style:column-width="13.123cm" style:rel-column-width="50553*"/>
    </style:style>
    <style:style style:name="Tabelle21.A1" style:family="table-cell">
      <style:table-cell-properties fo:padding="0.097cm" fo:border="none"/>
    </style:style>
    <style:style style:name="Tabelle16" style:family="table">
      <style:table-properties style:width="17.013cm" fo:margin-left="0cm" fo:margin-right="-0.012cm" table:align="margins"/>
    </style:style>
    <style:style style:name="Tabelle16.A" style:family="table-column">
      <style:table-column-properties style:column-width="3.889cm" style:rel-column-width="14982*"/>
    </style:style>
    <style:style style:name="Tabelle16.B" style:family="table-column">
      <style:table-column-properties style:column-width="13.123cm" style:rel-column-width="50553*"/>
    </style:style>
    <style:style style:name="Tabelle16.A1" style:family="table-cell">
      <style:table-cell-properties fo:padding="0.097cm" fo:border="none"/>
    </style:style>
    <style:style style:name="Tabelle22" style:family="table">
      <style:table-properties style:width="17.013cm" fo:margin-left="0cm" fo:margin-right="-0.012cm" table:align="margins"/>
    </style:style>
    <style:style style:name="Tabelle22.A" style:family="table-column">
      <style:table-column-properties style:column-width="3.888cm" style:rel-column-width="14975*"/>
    </style:style>
    <style:style style:name="Tabelle22.B" style:family="table-column">
      <style:table-column-properties style:column-width="13.125cm" style:rel-column-width="50560*"/>
    </style:style>
    <style:style style:name="Tabelle22.A1" style:family="table-cell">
      <style:table-cell-properties fo:padding="0.097cm" fo:border="none"/>
    </style:style>
    <style:style style:name="Tabelle17" style:family="table">
      <style:table-properties style:width="17.013cm" fo:margin-left="0cm" fo:margin-right="-0.012cm" table:align="margins"/>
    </style:style>
    <style:style style:name="Tabelle17.A" style:family="table-column">
      <style:table-column-properties style:column-width="3.889cm" style:rel-column-width="14982*"/>
    </style:style>
    <style:style style:name="Tabelle17.B" style:family="table-column">
      <style:table-column-properties style:column-width="13.123cm" style:rel-column-width="50553*"/>
    </style:style>
    <style:style style:name="Tabelle17.A1" style:family="table-cell">
      <style:table-cell-properties fo:padding="0.097cm" fo:border="none"/>
    </style:style>
    <style:style style:name="Tabelle18" style:family="table">
      <style:table-properties style:width="17.013cm" fo:margin-left="0cm" fo:margin-right="-0.012cm" table:align="margins"/>
    </style:style>
    <style:style style:name="Tabelle18.A" style:family="table-column">
      <style:table-column-properties style:column-width="3.889cm" style:rel-column-width="14982*"/>
    </style:style>
    <style:style style:name="Tabelle18.B" style:family="table-column">
      <style:table-column-properties style:column-width="13.123cm" style:rel-column-width="50553*"/>
    </style:style>
    <style:style style:name="Tabelle18.A1" style:family="table-cell">
      <style:table-cell-properties fo:padding="0.097cm" fo:border="none"/>
    </style:style>
    <style:style style:name="Tabelle12" style:family="table">
      <style:table-properties style:width="17.013cm" fo:margin-left="0cm" fo:margin-right="-0.012cm" table:align="margins"/>
    </style:style>
    <style:style style:name="Tabelle12.A" style:family="table-column">
      <style:table-column-properties style:column-width="3.889cm" style:rel-column-width="14982*"/>
    </style:style>
    <style:style style:name="Tabelle12.B" style:family="table-column">
      <style:table-column-properties style:column-width="13.123cm" style:rel-column-width="50553*"/>
    </style:style>
    <style:style style:name="Tabelle12.A1" style:family="table-cell">
      <style:table-cell-properties fo:padding="0.097cm" fo:border="none"/>
    </style:style>
    <style:style style:name="Tabelle13" style:family="table">
      <style:table-properties style:width="17.013cm" fo:margin-left="0cm" fo:margin-right="-0.012cm" table:align="margins"/>
    </style:style>
    <style:style style:name="Tabelle13.A" style:family="table-column">
      <style:table-column-properties style:column-width="3.889cm" style:rel-column-width="14982*"/>
    </style:style>
    <style:style style:name="Tabelle13.B" style:family="table-column">
      <style:table-column-properties style:column-width="13.123cm" style:rel-column-width="50553*"/>
    </style:style>
    <style:style style:name="Tabelle13.A1" style:family="table-cell">
      <style:table-cell-properties fo:padding="0.097cm" fo:border="none"/>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New"/>
    </style:style>
    <style:style style:name="P4" style:family="paragraph" style:parent-style-name="Standard">
      <style:paragraph-properties fo:text-align="justify" style:justify-single-word="false"/>
      <style:text-properties style:font-name="Courier New" fo:font-weight="bold" style:font-weight-asian="bold" style:font-weight-complex="bold"/>
    </style:style>
    <style:style style:name="P5" style:family="paragraph" style:parent-style-name="Standard">
      <style:paragraph-properties fo:text-align="start" style:justify-single-word="false"/>
      <style:text-properties style:font-name="Courier New" fo:font-weight="bold" style:font-weight-asian="bold" style:font-weight-complex="bold"/>
    </style:style>
    <style:style style:name="P6" style:family="paragraph" style:parent-style-name="Standard">
      <style:paragraph-properties fo:text-align="justify" style:justify-single-word="false"/>
      <style:text-properties style:font-name="Courier New" fo:font-weight="normal" style:font-weight-asian="normal" style:font-weight-complex="normal"/>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paragraph-properties fo:margin-left="1.251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11" style:family="paragraph" style:parent-style-name="Standard">
      <style:paragraph-properties fo:margin-left="0cm" fo:margin-right="0cm" fo:text-align="justify" style:justify-single-word="false" fo:text-indent="0cm" style:auto-text-indent="false"/>
      <style:text-properties style:font-name="Courier New"/>
    </style:style>
    <style:style style:name="P12" style:family="paragraph" style:parent-style-name="Horizontal_20_Line">
      <style:text-properties style:font-name="Courier New" fo:font-weight="bold" style:font-weight-asian="bold" style:font-weight-complex="bold"/>
    </style:style>
    <style:style style:name="P13" style:family="paragraph" style:parent-style-name="Standard" style:list-style-name="L1">
      <style:paragraph-properties fo:text-align="justify" style:justify-single-word="false"/>
    </style:style>
    <style:style style:name="T1" style:family="text">
      <style:text-properties style:text-position="super 58%"/>
    </style:style>
    <style:style style:name="T2" style:family="text">
      <style:text-properties style:font-name="Courier New"/>
    </style:style>
    <style:style style:name="T3" style:family="text">
      <style:text-properties style:font-name="Courier New" fo:font-weight="bold" style:font-weight-asian="bold" style:font-weight-complex="bold"/>
    </style:style>
    <style:style style:name="T4" style:family="text">
      <style:text-properties style:font-name="Courier New"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7e0021"/>
    </style:style>
    <style:style style:name="T8" style:family="text">
      <style:text-properties fo:color="#ff0000"/>
    </style:style>
    <style:style style:name="T9" style:family="text">
      <style:text-properties fo:color="#280099"/>
    </style:style>
    <text:list-style style:name="L1">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 Purpose GUI</text:p>
      <text:p text:style-name="P1"/>
      <text:p text:style-name="P1">Reference Manual</text:p>
      <text:p text:style-name="Standard"/>
      <text:p text:style-name="Standard"/>
      <text:p text:style-name="Standard">Author: Gruftikus</text:p>
      <text:p text:style-name="Standard">This Manual refers to v1.11 of MPGUI</text:p>
      <text:p text:style-name="P2"/>
      <text:p text:style-name="P10">I. Introduction</text:p>
      <text:p text:style-name="P2"/>
      <text:p text:style-name="P2">MPGUI (Multi Purpose GUI) is a graphical frontend for various command-line based tools such as Lightwaves <text:span text:style-name="T5">TESAnnwyn</text:span> or <text:span text:style-name="T5">TES4qLOD</text:span>. However, in order to be more flexible for possible future new tools, MPGUI does not use hard coded elements, but it is based on a scripting language (Multi Purpose Batch, or just “batch”).</text:p>
      <text:p text:style-name="P2"/>
      <text:p text:style-name="P2">This manual describes the syntax of the batch files (<text:span text:style-name="T2">*.mpb</text:span>), and is therefore oriented towards modders, which like to use this GUI for their own projects, or in order to adapt MPGUI to other 3<text:span text:style-name="T1">rd</text:span> party tools.</text:p>
      <text:p text:style-name="P2"/>
      <text:p text:style-name="P2">If you think that features are missing, please feel free to contact me.</text:p>
      <text:p text:style-name="P2"/>
      <text:p text:style-name="P10">II. General syntax of the batch and start sequence</text:p>
      <text:p text:style-name="P2"/>
      <text:p text:style-name="P7">a. Batch files</text:p>
      <text:p text:style-name="P2"/>
      <text:p text:style-name="P2">The batch files are text files, therefore any text editor can be used for creating and changing these files. </text:p>
      <text:p text:style-name="P2"/>
      <text:p text:style-name="P2">Each batch file is structured in sections, as usual marked in squared brackets</text:p>
      <text:p text:style-name="P2"/>
      <text:p text:style-name="P11">[sectionname]</text:p>
      <text:p text:style-name="P2"/>
      <text:p text:style-name="P2">followed by a list of commands. Section names might start with an underscore (_), these sections are for temporary use and are not stored into a batch file, if one uses “File” → “Save batch”. </text:p>
      <text:p text:style-name="P2"/>
      <text:p text:style-name="P2">The sections are encapsulated, sections which are never called because they are either used internally or connected to other commands, are ignored. It is, however, interesting to know that a section can appear multiple times, in this case all sections with the same name are merged.</text:p>
      <text:p text:style-name="P2"/>
      <text:p text:style-name="P2">Comments might be added to the batch file by “;” (like in *.ini) or with “#” (like in unix).</text:p>
      <text:p text:style-name="P2"/>
      <text:p text:style-name="P2">Each command might be followed by options. Options are starting with “-” and assign a value with “=”. The value itself <text:span text:style-name="T5">can</text:span> be included in quotation marks, this is a <text:span text:style-name="T5">must</text:span> if the value has spaces.</text:p>
      <text:p text:style-name="P2"/>
      <text:p text:style-name="P2">A typical example for demonstration is to type a “hello world”:</text:p>
      <text:p text:style-name="P6">GUIConsoleEcho -text=”Hello World!”</text:p>
      <text:p text:style-name="P2"/>
      <text:p text:style-name="P2">The batch file syntax supports flags (i.e. variables). This becomes rather important when converting the GUI elements, like checkboxes, drop down menu, etc., to command-line arguments, and to include conditions to GUI elements.</text:p>
      <text:p text:style-name="P2"><text:soft-page-break/></text:p>
      <text:p text:style-name="P2">Each command might be preceded by a test on a flag condition, which is invoked by a “@” followed by the flag itself. A simple test on the validity of a flag is:</text:p>
      <text:p text:style-name="P3">@flagname MyCommand...</text:p>
      <text:p text:style-name="P2"/>
      <text:p text:style-name="P2">A test if the flag is disabled (negation) is indicated by an additional “!”, like</text:p>
      <text:p text:style-name="P3">@!flagname MyCommand...</text:p>
      <text:p text:style-name="P2"/>
      <text:p text:style-name="P2">The test for a specific value of a flag can be realized as follows:</text:p>
      <text:p text:style-name="P3">@flagname=value MyCommand...</text:p>
      <text:p text:style-name="P2"/>
      <text:p text:style-name="P2">Flag names are globals. Choose a unique name, in case that somebody opens more then one batch file.</text:p>
      <text:p text:style-name="P2"/>
      <text:p text:style-name="P7">b. The mpgui_autoload.mpb</text:p>
      <text:p text:style-name="P2"/>
      <text:p text:style-name="P2">After the start of MPGUI (also by double clicking on a mpb file), the first step is to search for the auto load configuration file (“<text:span text:style-name="T2">mpgui_autoload.mpb</text:span>”). The search order is as follows: MPGUI looks first in the same path (working directory, “wdir”), than in wdir\ini, than in wdir\ini\mpgui, and finally in the installation path of MPGUI. This allows to drop the auto load configuration file in the path of your mpg file, and override the standard setting.</text:p>
      <text:p text:style-name="P2"/>
      <text:p text:style-name="P2">Although this is a special batch file, because it is loaded always prior to all other batch files, the syntax is the same as for normal batch files.</text:p>
      <text:p text:style-name="P2"/>
      <text:p text:style-name="P7">c. The start sequence</text:p>
      <text:p text:style-name="P2"/>
      <text:p text:style-name="P2">As mentioned above, the first step is that MPGUI loads the auto load batch file. Here it does not matter if MPGUI is started via double-clicking on a *.mpb file, or opened itself. In the latter case, MPGUI does not allow any action until a normal batch file has been loaded.</text:p>
      <text:p text:style-name="P2"/>
      <text:p text:style-name="P2">After the batch file has been read, MPGUI will examine its section <text:span text:style-name="T2">[_gamemode]</text:span>. This allows to extent or overwrite settings done in the auto load file.</text:p>
      <text:p text:style-name="P2"/>
      <text:p text:style-name="P2">In the following, MPGUI tries to evaluate the game mode, by comparing the current working directory to the defined search pattern defined with <text:span text:style-name="T4">SetGameSearchPattern</text:span><text:span text:style-name="T3"> </text:span>(see section III for more details).</text:p>
      <text:p text:style-name="P2"/>
      <text:p text:style-name="P2">The search for the game mode is disabled, if one adds the lines</text:p>
      <text:p text:style-name="P2"/>
      <text:p text:style-name="P3">[_gamemode]</text:p>
      <text:p text:style-name="P3">GameMode -name=”...”</text:p>
      <text:p text:style-name="P2"/>
      <text:p text:style-name="P2">in the batch file.<text:span text:style-name="T6"> This can be helpful if MPGUI is not able to determine the game mode.</text:span></text:p>
      <text:p text:style-name="P2"/>
      <text:p text:style-name="P2">The next step is to search for the section <text:span text:style-name="T2">[MPGUI]</text:span> and executes the commands listed there. This aim of this section is to extent the GUI with tabs. Keep in mind that, if the user opens several batch files, these sections are merged. Therefore, the use of “doonce” variables is advised.</text:p>
      <text:p text:style-name="P7"/>
      <text:p text:style-name="P7">d. The GUI elements</text:p>
      <text:p text:style-name="P2"/>
      <text:p text:style-name="P2">The batch file also describes which GUI elements are shown, and their content. In most of the GUI <text:soft-page-break/>commands, a unique name has to be defined. This name is also used as a flag name. Hence, by defining a GUI element, one defines a corresponding flag. These two items are correlated: by changing the GUI content, the flag value is changed, and vice versa.</text:p>
      <text:p text:style-name="P2"/>
      <text:p text:style-name="P2">Also the tabs itself have unique names, which is defined in the <text:span text:style-name="T2">[MPGUI]</text:span> section with the <text:span text:style-name="T2">GUITab</text:span> command. Here, the name is connected to a specific section with the same name, where the elements of the tab are defined.</text:p>
      <text:p text:style-name="P2"/>
      <text:p text:style-name="P7">e. The tab sections</text:p>
      <text:p text:style-name="P2"/>
      <text:p text:style-name="P2">The tab sections itself are evaluated directly after the batch file is loaded, and the <text:span text:style-name="T2">GUITab</text:span> command connects the tab to its section. But it is important to know, that the section is re-evaluated each time, after GUI elements have been changed by the user.</text:p>
      <text:p text:style-name="P2"/>
      <text:p text:style-name="P2">So lets us discuss a complete example<text:note text:id="ftn1" text:note-class="footnote"><text:note-citation>1</text:note-citation><text:note-body><text:p text:style-name="Footnote">Available in the template directory of the MPGUI installation.</text:p></text:note-body></text:note>. Your application should have a tab named “My Application”, and the section name should be <text:span text:style-name="T2">[myapplication]</text:span>. The GUI should have a single check box, and a drop down menu for a hypothetical resolution. The drop-down menu should be enabled only, if the check box is marked.</text:p>
      <text:p text:style-name="P2"/>
      <text:p text:style-name="P2">For the meaning of the various commands, see section III.</text:p>
      <text:p text:style-name="P2"/>
      <text:p text:style-name="P2">(N.B. that the line breaks which appear below are not allowed in the real file)</text:p>
      <text:p text:style-name="P2"/>
      <text:p text:style-name="P3">[MPGUI]</text:p>
      <text:p text:style-name="P2"/>
      <text:p text:style-name="P3">GUIRequestVersion -value="0.99"</text:p>
      <text:p text:style-name="P3"/>
      <text:p text:style-name="P3">@!hello_doonce GUIConsoleEcho </text:p>
      <text:p text:style-name="P3"><text:s text:c="15"/>-text="This is my hello world example"</text:p>
      <text:p text:style-name="P3">@!hello_doonce GUITab </text:p>
      <text:p text:style-name="P3"><text:s text:c="15"/>-help="Options for the world" </text:p>
      <text:p text:style-name="P3"><text:s text:c="15"/>-name="<text:span text:style-name="T7">myapplication</text:span>" -text="My application" </text:p>
      <text:p text:style-name="P3">SetFlag -name=hello_doonce -hidden</text:p>
      <text:p text:style-name="P3"/>
      <text:p text:style-name="P3">[<text:span text:style-name="T7">myapplication</text:span>]</text:p>
      <text:p text:style-name="P3"/>
      <text:p text:style-name="P3">SetOption -noskipinfo </text:p>
      <text:p text:style-name="P3"/>
      <text:p text:style-name="P3">GUITextBox -text="Select the options" -name=hello_intro -vdist=10</text:p>
      <text:p text:style-name="P3"/>
      <text:p text:style-name="P3">GUICheckBox -name=<text:span text:style-name="T8">hello_option1</text:span> </text:p>
      <text:p text:style-name="P3"><text:s text:c="12"/>-text="Use the resolution" </text:p>
      <text:p text:style-name="P3"><text:s text:c="8"/>-help="If this is enabled, you can select a resolution"</text:p>
      <text:p text:style-name="P3"/>
      <text:p text:style-name="P3">GUIDropDown -name=<text:span text:style-name="T9">hello_option2</text:span> </text:p>
      <text:p text:style-name="P3"><text:s text:c="12"/>-help="Select a resolution" -vdist=3</text:p>
      <text:p text:style-name="P3">GUIDropDownItem -parent=<text:span text:style-name="T9">hello_option2</text:span> -name=hello_option3 </text:p>
      <text:p text:style-name="P3"><text:s text:c="16"/>-text="Low" </text:p>
      <text:p text:style-name="P3">GUIDropDownItem -parent=<text:span text:style-name="T9">hello_option2</text:span> -name=hello_option4 </text:p>
      <text:p text:style-name="P3"><text:s text:c="16"/>-text="High" -select</text:p>
      <text:p text:style-name="P3">GUIEnable -name=<text:span text:style-name="T9">hello_option2</text:span></text:p>
      <text:p text:style-name="P3"><text:soft-page-break/>@!<text:span text:style-name="T8">hello_option1</text:span> GUIDisable -name=<text:span text:style-name="T9">hello_option2</text:span></text:p>
      <text:p text:style-name="P3"/>
      <text:p text:style-name="P2">It should be noted here, that the <text:span text:style-name="T2">GUIEnable</text:span> is needed, because the section is evaluated in loop mode, otherwise the drop down menu will never be re-enabled.</text:p>
      <text:p text:style-name="P2"/>
      <text:p text:style-name="P10">III. Command list</text:p>
      <text:p text:style-name="P2"/>
      <text:p text:style-name="P7">a. Game management</text:p>
      <text:p text:style-name="P2"/>
      <text:p text:style-name="P4">AddGame -n=... -name=...</text:p>
      <text:p text:style-name="P2"/>
      <text:p text:style-name="P2">Adds a new game to the list of known games (mainly for <text:span text:style-name="T2">mpgui_autoload.mpb</text:span>).</text:p>
      <text:p text:style-name="P2"/>
      <table:table table:name="Tabelle3" table:style-name="Tabelle3">
        <table:table-column table:style-name="Tabelle3.A"/>
        <table:table-column table:style-name="Tabelle3.B"/>
        <table:table-row>
          <table:table-cell table:style-name="Tabelle3.A1" office:value-type="string">
            <text:p text:style-name="P4">-n </text:p>
          </table:table-cell>
          <table:table-cell table:style-name="Tabelle3.A1" office:value-type="string">
            <text:p text:style-name="P2">Game number</text:p>
          </table:table-cell>
        </table:table-row>
      </table:table>
      <table:table table:name="Tabelle1" table:style-name="Tabelle1">
        <table:table-column table:style-name="Tabelle1.A"/>
        <table:table-column table:style-name="Tabelle1.B"/>
        <table:table-row>
          <table:table-cell table:style-name="Tabelle1.A1" office:value-type="string">
            <text:p text:style-name="P4">-name <text:tab/></text:p>
          </table:table-cell>
          <table:table-cell table:style-name="Tabelle1.A1" office:value-type="string">
            <text:p text:style-name="P2">The unique name of the game. MPGUI will use this name for determining the game path from the Windows Registry. So it should match the official name.</text:p>
          </table:table-cell>
        </table:table-row>
      </table:table>
      <text:p text:style-name="P2"/>
      <text:p text:style-name="Horizontal_20_Line"/>
      <text:p text:style-name="P4">SetGamePluginFile -n=... -value=...</text:p>
      <text:p text:style-name="P2"/>
      <text:p text:style-name="P2">Defines the location of the plugin file (for <text:span text:style-name="T2">mpgui_autoload.mpb</text:span>).</text:p>
      <text:p text:style-name="P2"/>
      <table:table table:name="Tabelle2" table:style-name="Tabelle2">
        <table:table-column table:style-name="Tabelle2.A"/>
        <table:table-column table:style-name="Tabelle2.B"/>
        <table:table-row>
          <table:table-cell table:style-name="Tabelle2.A1" office:value-type="string">
            <text:p text:style-name="P4">-n </text:p>
          </table:table-cell>
          <table:table-cell table:style-name="Tabelle2.A1" office:value-type="string">
            <text:p text:style-name="P2">Game number</text:p>
          </table:table-cell>
        </table:table-row>
        <table:table-row>
          <table:table-cell table:style-name="Tabelle2.A1" office:value-type="string">
            <text:p text:style-name="P4">-value</text:p>
          </table:table-cell>
          <table:table-cell table:style-name="Tabelle2.A1" office:value-type="string">
            <text:p text:style-name="P2">The full path of the plugin file.</text:p>
          </table:table-cell>
        </table:table-row>
      </table:table>
      <text:p text:style-name="P2"/>
      <text:p text:style-name="Horizontal_20_Line"/>
      <text:p text:style-name="P4">SetGameSearchPattern -n=... -value=...</text:p>
      <text:p text:style-name="P2"/>
      <text:p text:style-name="P2">Defines a search pattern to determine the game mode (for <text:span text:style-name="T2">mpgui_autoload.mpb</text:span>).</text:p>
      <text:p text:style-name="P2"/>
      <table:table table:name="Tabelle4" table:style-name="Tabelle4">
        <table:table-column table:style-name="Tabelle4.A"/>
        <table:table-column table:style-name="Tabelle4.B"/>
        <table:table-row>
          <table:table-cell table:style-name="Tabelle4.A1" office:value-type="string">
            <text:p text:style-name="P4">-n </text:p>
          </table:table-cell>
          <table:table-cell table:style-name="Tabelle4.A1" office:value-type="string">
            <text:p text:style-name="P2">Game number</text:p>
          </table:table-cell>
        </table:table-row>
        <table:table-row>
          <table:table-cell table:style-name="Tabelle4.A1" office:value-type="string">
            <text:p text:style-name="P4">-value</text:p>
          </table:table-cell>
          <table:table-cell table:style-name="Tabelle4.A1" office:value-type="string">
            <text:p text:style-name="P2">A string which is used to be compared to the working directory.</text:p>
          </table:table-cell>
        </table:table-row>
      </table:table>
      <text:p text:style-name="P2"/>
      <text:p text:style-name="Horizontal_20_Line"/>
      <text:p text:style-name="P4">SetGameStdWorldspace -n=... -value=...</text:p>
      <text:p text:style-name="P2"/>
      <text:p text:style-name="P2">Default world space selection (for <text:span text:style-name="T2">mpgui_autoload.mpb</text:span>).</text:p>
      <text:p text:style-name="P2"/>
      <table:table table:name="Tabelle5" table:style-name="Tabelle5">
        <table:table-column table:style-name="Tabelle5.A"/>
        <table:table-column table:style-name="Tabelle5.B"/>
        <table:table-row>
          <table:table-cell table:style-name="Tabelle5.A1" office:value-type="string">
            <text:p text:style-name="P4">-n </text:p>
          </table:table-cell>
          <table:table-cell table:style-name="Tabelle5.A1" office:value-type="string">
            <text:p text:style-name="P2">Game number</text:p>
          </table:table-cell>
        </table:table-row>
        <table:table-row>
          <table:table-cell table:style-name="Tabelle5.A1" office:value-type="string">
            <text:p text:style-name="P4">-value</text:p>
          </table:table-cell>
          <table:table-cell table:style-name="Tabelle5.A1" office:value-type="string">
            <text:p text:style-name="P2">World space</text:p>
          </table:table-cell>
        </table:table-row>
      </table:table>
      <text:p text:style-name="P2"/>
      <text:p text:style-name="Horizontal_20_Line"/>
      <text:p text:style-name="P4">GameMode -name=...</text:p>
      <text:p text:style-name="P2"/>
      <text:p text:style-name="P2">Forces MPGUI to use a specific game mode. Can be used in a selected <text:span text:style-name="T2">mpgui_autoload.mpb </text:span><text:soft-page-break/>or as one of the first commands in the <text:span text:style-name="T2">[_gamemode]</text:span> section of the user batch file.</text:p>
      <text:p text:style-name="P2"/>
      <table:table table:name="Tabelle6" table:style-name="Tabelle6">
        <table:table-column table:style-name="Tabelle6.A"/>
        <table:table-column table:style-name="Tabelle6.B"/>
        <table:table-row>
          <table:table-cell table:style-name="Tabelle6.A1" office:value-type="string">
            <text:p text:style-name="P4">-name</text:p>
          </table:table-cell>
          <table:table-cell table:style-name="Tabelle6.A1" office:value-type="string">
            <text:p text:style-name="P2">Name of the game (as defined with <text:span text:style-name="T4">AddGame</text:span>)</text:p>
          </table:table-cell>
        </table:table-row>
      </table:table>
      <text:p text:style-name="P2"/>
      <text:p text:style-name="Horizontal_20_Line"/>
      <text:p text:style-name="P4">SetPath -value=...</text:p>
      <text:p text:style-name="P2"/>
      <text:p text:style-name="P2">Set the search path when using the File → Batch open menu. Can be used in a selected <text:span text:style-name="T2">mpgui_autoload.mpb </text:span>or later. N.b. that MPGUI always switches to the game path after the plugins have been read.</text:p>
      <text:p text:style-name="P2"/>
      <table:table table:name="Tabelle7" table:style-name="Tabelle7">
        <table:table-column table:style-name="Tabelle7.A"/>
        <table:table-column table:style-name="Tabelle7.B"/>
        <table:table-row>
          <table:table-cell table:style-name="Tabelle7.A1" office:value-type="string">
            <text:p text:style-name="P4">-value</text:p>
          </table:table-cell>
          <table:table-cell table:style-name="Tabelle7.A1" office:value-type="string">
            <text:p text:style-name="P2">Full directory path</text:p>
          </table:table-cell>
        </table:table-row>
      </table:table>
      <text:p text:style-name="P2"/>
      <text:p text:style-name="Horizontal_20_Line"/>
      <text:p text:style-name="P7">b. Miscellaneous batch commands</text:p>
      <text:p text:style-name="P7"/>
      <text:p text:style-name="P4">SetOption [option list]</text:p>
      <text:p text:style-name="P2"/>
      <text:p text:style-name="P2">Enables a specific option.</text:p>
      <text:p text:style-name="P2"/>
      <table:table table:name="Tabelle11" table:style-name="Tabelle11">
        <table:table-column table:style-name="Tabelle11.A"/>
        <table:table-column table:style-name="Tabelle11.B"/>
        <table:table-row>
          <table:table-cell table:style-name="Tabelle11.A1" office:value-type="string">
            <text:p text:style-name="P4">-noskipinfo </text:p>
          </table:table-cell>
          <table:table-cell table:style-name="Tabelle11.A1" office:value-type="string">
            <text:p text:style-name="P2">Avoids the “skip” info messages if a flag test has been failed.</text:p>
          </table:table-cell>
        </table:table-row>
      </table:table>
      <text:p text:style-name="P2"/>
      <text:p text:style-name="Horizontal_20_Line"/>
      <text:p text:style-name="P4">SetFlag -name= [-value=”...”] [-hidden]</text:p>
      <text:p text:style-name="P2"/>
      <text:p text:style-name="P2">Set a flag to a new value.</text:p>
      <text:p text:style-name="P2"/>
      <table:table table:name="Tabelle10" table:style-name="Tabelle10">
        <table:table-column table:style-name="Tabelle10.A"/>
        <table:table-column table:style-name="Tabelle10.B"/>
        <table:table-row>
          <table:table-cell table:style-name="Tabelle10.A1" office:value-type="string">
            <text:p text:style-name="P4">-name </text:p>
          </table:table-cell>
          <table:table-cell table:style-name="Tabelle10.A1" office:value-type="string">
            <text:p text:style-name="P2">The name of the flag. Flag names should use alphanumeric characters only and the underscore “_” (like in C)</text:p>
          </table:table-cell>
        </table:table-row>
        <table:table-row>
          <table:table-cell table:style-name="Tabelle10.A1" office:value-type="string">
            <text:p text:style-name="P4">-value</text:p>
          </table:table-cell>
          <table:table-cell table:style-name="Tabelle10.A1" office:value-type="string">
            <text:p text:style-name="P2">[Optional] String value of the flag. If no value is set, the flag is a boolean flag.</text:p>
          </table:table-cell>
        </table:table-row>
        <table:table-row>
          <table:table-cell table:style-name="Tabelle10.A1" office:value-type="string">
            <text:p text:style-name="P4">-hidden</text:p>
          </table:table-cell>
          <table:table-cell table:style-name="Tabelle10.A1" office:value-type="string">
            <text:p text:style-name="P2">[Optional] Hides this flag from the <text:span text:style-name="T4">_flaglist</text:span>, and prevents that the flag is written to a batch files. Can be used for temporary flags (like “doonce”-flags).</text:p>
          </table:table-cell>
        </table:table-row>
      </table:table>
      <text:p text:style-name="P2"/>
      <text:p text:style-name="Horizontal_20_Line"/>
      <text:p text:style-name="P7">c. Miscellaneous GUI commands</text:p>
      <text:p text:style-name="P7"/>
      <text:p text:style-name="P4">GUIRequestVersion -value=...</text:p>
      <text:p text:style-name="P8"/>
      <text:p text:style-name="P8">Tests MPGUI for a version. A messagebox will appear if the MPGUI version of the user is too old.</text:p>
      <text:p text:style-name="P2"/>
      <table:table table:name="Tabelle8" table:style-name="Tabelle8">
        <table:table-column table:style-name="Tabelle8.A"/>
        <table:table-column table:style-name="Tabelle8.B"/>
        <table:table-row>
          <table:table-cell table:style-name="Tabelle8.A1" office:value-type="string">
            <text:p text:style-name="P4">-value</text:p>
          </table:table-cell>
          <table:table-cell table:style-name="Tabelle8.A1" office:value-type="string">
            <text:p text:style-name="P2">The version (must be a number)</text:p>
          </table:table-cell>
        </table:table-row>
      </table:table>
      <text:p text:style-name="P2"/>
      <text:p text:style-name="Horizontal_20_Line"/>
      <text:p text:style-name="P4">GUIConsoleEcho -text=...</text:p>
      <text:p text:style-name="P2"><text:soft-page-break/></text:p>
      <text:p text:style-name="P2">Dumps a text string on the console tab. Can include flag names.</text:p>
      <text:p text:style-name="P2"/>
      <table:table table:name="Tabelle9" table:style-name="Tabelle9">
        <table:table-column table:style-name="Tabelle9.A"/>
        <table:table-column table:style-name="Tabelle9.B"/>
        <table:table-row>
          <table:table-cell table:style-name="Tabelle9.A1" office:value-type="string">
            <text:p text:style-name="P4">-text</text:p>
          </table:table-cell>
          <table:table-cell table:style-name="Tabelle9.A1" office:value-type="string">
            <text:p text:style-name="P2">The text to be written.</text:p>
          </table:table-cell>
        </table:table-row>
      </table:table>
      <text:p text:style-name="P2"/>
      <text:p text:style-name="P2">Example:</text:p>
      <text:p text:style-name="P2"/>
      <text:p text:style-name="P6">GUIConsoleEcho -text=”Hello World!”</text:p>
      <text:p text:style-name="P6">GUIConsoleEcho -text=”Flag dummy is: $dummy”</text:p>
      <text:p text:style-name="P2"/>
      <text:p text:style-name="Horizontal_20_Line"/>
      <text:p text:style-name="P4">GUIMessageBox -title=... -text=”...” </text:p>
      <text:p text:style-name="P2"/>
      <text:p text:style-name="P2">Makes a pop-up message box.</text:p>
      <text:p text:style-name="P2"/>
      <table:table table:name="Tabelle20" table:style-name="Tabelle20">
        <table:table-column table:style-name="Tabelle20.A"/>
        <table:table-column table:style-name="Tabelle20.B"/>
        <table:table-row>
          <table:table-cell table:style-name="Tabelle20.A1" office:value-type="string">
            <text:p text:style-name="P4">-title</text:p>
          </table:table-cell>
          <table:table-cell table:style-name="Tabelle20.A1" office:value-type="string">
            <text:p text:style-name="P2">The title of the box </text:p>
          </table:table-cell>
        </table:table-row>
        <table:table-row>
          <table:table-cell table:style-name="Tabelle20.A1" office:value-type="string">
            <text:p text:style-name="P4">-text</text:p>
          </table:table-cell>
          <table:table-cell table:style-name="Tabelle20.A1" office:value-type="string">
            <text:p text:style-name="P9">The content of the box. </text:p>
          </table:table-cell>
        </table:table-row>
      </table:table>
      <text:p text:style-name="P2"/>
      <text:p text:style-name="P12"/>
      <text:p text:style-name="P4">GUIExec -exe=”...”</text:p>
      <text:p text:style-name="P2"/>
      <text:p text:style-name="P2">This command finally starts the hosted tool. One should keep in mind, that this command should be never written in the batch without a prior flag condition. Please write your batch such that only one <text:span text:style-name="T2">GUIExec</text:span> can be executed for a single evaluation of the section. Otherwise it will happen, that the GUI will either stop the previous command (if you are lucky), or the GUI can freeze. This is because the GUI uses multiple threads to execute the commands.</text:p>
      <text:p text:style-name="P2"/>
      <text:p text:style-name="P2">After the <text:span text:style-name="T2">GUIExec</text:span> is called, the GUI opens a shell, and executes the command defined in “<text:span text:style-name="T2">-exe</text:span>”. The output is dumped to the console, and all other tabs are disabled, to prevent any interference of the user with the settings, and to prevent multi-execution (e.g. by clicking again on a button). </text:p>
      <text:p text:style-name="P2"/>
      <table:table table:name="Tabelle19" table:style-name="Tabelle19">
        <table:table-column table:style-name="Tabelle19.A"/>
        <table:table-column table:style-name="Tabelle19.B"/>
        <table:table-row>
          <table:table-cell table:style-name="Tabelle19.A1" office:value-type="string">
            <text:p text:style-name="P4">-exe</text:p>
          </table:table-cell>
          <table:table-cell table:style-name="Tabelle19.A1" office:value-type="string">
            <text:p text:style-name="P2">The command to be executed. The default working directory is the game directory</text:p>
          </table:table-cell>
        </table:table-row>
        <table:table-row>
          <table:table-cell table:style-name="Tabelle19.A1" office:value-type="string">
            <text:p text:style-name="P4">-dumpbatch</text:p>
          </table:table-cell>
          <table:table-cell table:style-name="Tabelle19.A1" office:value-type="string">
            <text:p text:style-name="P2">[Optional] Dumps the complete batch to stdout (stdin for the command). Needed for tes4ll.</text:p>
          </table:table-cell>
        </table:table-row>
      </table:table>
      <text:p text:style-name="P4"/>
      <text:p text:style-name="P7">d. Graphics GUI commands</text:p>
      <text:p text:style-name="P7"/>
      <text:p text:style-name="P4">GUITextBox <text:s/>-name=... -text=”...” -help=”...” </text:p>
      <text:p text:style-name="P4"><text:s text:c="11"/>[-vdist=...] [-width=...] [-height=...] [-sameline]</text:p>
      <text:p text:style-name="P4"><text:s text:c="11"/>[-input|-fileinput] </text:p>
      <text:p text:style-name="P2"/>
      <text:p text:style-name="P2">Adds a single-line textbox to the tab</text:p>
      <text:p text:style-name="P2"/>
      <table:table table:name="Tabelle14" table:style-name="Tabelle14">
        <table:table-column table:style-name="Tabelle14.A"/>
        <table:table-column table:style-name="Tabelle14.B"/>
        <table:table-row>
          <table:table-cell table:style-name="Tabelle14.A1" office:value-type="string">
            <text:p text:style-name="P4">-name</text:p>
          </table:table-cell>
          <table:table-cell table:style-name="Tabelle14.A1" office:value-type="string">
            <text:p text:style-name="P2">Unique name of the GUI element. </text:p>
          </table:table-cell>
        </table:table-row>
        <table:table-row>
          <table:table-cell table:style-name="Tabelle14.A1" office:value-type="string">
            <text:p text:style-name="P4">-text</text:p>
          </table:table-cell>
          <table:table-cell table:style-name="Tabelle14.A1" office:value-type="string">
            <text:p text:style-name="P9">The content of the textbox. For input text boxed, this also the default value.</text:p>
          </table:table-cell>
        </table:table-row>
        <table:table-row>
          <table:table-cell table:style-name="Tabelle14.A1" office:value-type="string">
            <text:p text:style-name="P4">-input</text:p>
          </table:table-cell>
          <table:table-cell table:style-name="Tabelle14.A1" office:value-type="string">
            <text:p text:style-name="P9">Defines an input text field (i.e. editable by the user).</text:p>
          </table:table-cell>
        </table:table-row>
        <text:soft-page-break/>
        <table:table-row>
          <table:table-cell table:style-name="Tabelle14.A1" office:value-type="string">
            <text:p text:style-name="P4">-fileinput</text:p>
          </table:table-cell>
          <table:table-cell table:style-name="Tabelle14.A1" office:value-type="string">
            <text:p text:style-name="P9">Defines an input text field (a file open menu appears when clicking on it).</text:p>
          </table:table-cell>
        </table:table-row>
        <table:table-row>
          <table:table-cell table:style-name="Tabelle14.A1" office:value-type="string">
            <text:p text:style-name="P4">-help</text:p>
          </table:table-cell>
          <table:table-cell table:style-name="Tabelle14.A1" office:value-type="string">
            <text:p text:style-name="P9">Adds a tooltip for this element</text:p>
          </table:table-cell>
        </table:table-row>
        <table:table-row>
          <table:table-cell table:style-name="Tabelle14.A1" office:value-type="string">
            <text:p text:style-name="P4">-vdist</text:p>
          </table:table-cell>
          <table:table-cell table:style-name="Tabelle14.A1" office:value-type="string">
            <text:p text:style-name="P9">Vertical distance to the previous GUI element (in pixel)</text:p>
          </table:table-cell>
        </table:table-row>
        <table:table-row>
          <table:table-cell table:style-name="Tabelle14.A1" office:value-type="string">
            <text:p text:style-name="P4">-width</text:p>
          </table:table-cell>
          <table:table-cell table:style-name="Tabelle14.A1" office:value-type="string">
            <text:p text:style-name="P9">Width of the element (in fraction of the window)</text:p>
          </table:table-cell>
        </table:table-row>
        <table:table-row>
          <table:table-cell table:style-name="Tabelle14.A1" office:value-type="string">
            <text:p text:style-name="P4">-height</text:p>
          </table:table-cell>
          <table:table-cell table:style-name="Tabelle14.A1" office:value-type="string">
            <text:p text:style-name="P9">Height of the element (in pixel)</text:p>
          </table:table-cell>
        </table:table-row>
        <table:table-row>
          <table:table-cell table:style-name="Tabelle14.A1" office:value-type="string">
            <text:p text:style-name="P4">-sameline</text:p>
          </table:table-cell>
          <table:table-cell table:style-name="Tabelle14.A1" office:value-type="string">
            <text:p text:style-name="P9">Make no line break and draw the element in the same line</text:p>
          </table:table-cell>
        </table:table-row>
      </table:table>
      <text:p text:style-name="P2"/>
      <text:p text:style-name="P12"/>
      <text:p text:style-name="P5">GUICheckBox <text:s/>-name=... -text=”...” -help=”...” <text:line-break/> <text:s text:c="11"/>[-vdist=...] [-width=...] [-height=...] [-sameline]</text:p>
      <text:p text:style-name="P5"><text:s text:c="12"/>[-select]</text:p>
      <text:p text:style-name="P2"/>
      <text:p text:style-name="P2">Adds a single-line textbox to the tab</text:p>
      <text:p text:style-name="P2"/>
      <table:table table:name="Tabelle15" table:style-name="Tabelle15">
        <table:table-column table:style-name="Tabelle15.A"/>
        <table:table-column table:style-name="Tabelle15.B"/>
        <table:table-row>
          <table:table-cell table:style-name="Tabelle15.A1" office:value-type="string">
            <text:p text:style-name="P4">-name</text:p>
          </table:table-cell>
          <table:table-cell table:style-name="Tabelle15.A1" office:value-type="string">
            <text:p text:style-name="P2">Unique name of the GUI element. </text:p>
          </table:table-cell>
        </table:table-row>
        <table:table-row>
          <table:table-cell table:style-name="Tabelle15.A1" office:value-type="string">
            <text:p text:style-name="P4">-text</text:p>
          </table:table-cell>
          <table:table-cell table:style-name="Tabelle15.A1" office:value-type="string">
            <text:p text:style-name="P9">The text written after check box. </text:p>
          </table:table-cell>
        </table:table-row>
        <table:table-row>
          <table:table-cell table:style-name="Tabelle15.A1" office:value-type="string">
            <text:p text:style-name="P4">-select</text:p>
          </table:table-cell>
          <table:table-cell table:style-name="Tabelle15.A1" office:value-type="string">
            <text:p text:style-name="P9">Check box is marked by default, and flag is enabled.</text:p>
          </table:table-cell>
        </table:table-row>
        <table:table-row>
          <table:table-cell table:style-name="Tabelle15.A1" office:value-type="string">
            <text:p text:style-name="P4">-help</text:p>
          </table:table-cell>
          <table:table-cell table:style-name="Tabelle15.A1" office:value-type="string">
            <text:p text:style-name="P9">Adds a tooltip for this element</text:p>
          </table:table-cell>
        </table:table-row>
        <table:table-row>
          <table:table-cell table:style-name="Tabelle15.A1" office:value-type="string">
            <text:p text:style-name="P4">-vdist</text:p>
          </table:table-cell>
          <table:table-cell table:style-name="Tabelle15.A1" office:value-type="string">
            <text:p text:style-name="P9">Vertical distance to the previous GUI element.</text:p>
          </table:table-cell>
        </table:table-row>
      </table:table>
      <table:table table:name="Tabelle21" table:style-name="Tabelle21">
        <table:table-column table:style-name="Tabelle21.A"/>
        <table:table-column table:style-name="Tabelle21.B"/>
        <table:table-row>
          <table:table-cell table:style-name="Tabelle21.A1" office:value-type="string">
            <text:p text:style-name="P4">-width</text:p>
          </table:table-cell>
          <table:table-cell table:style-name="Tabelle21.A1" office:value-type="string">
            <text:p text:style-name="P9">Width of the element (in fraction of the window)</text:p>
          </table:table-cell>
        </table:table-row>
        <table:table-row>
          <table:table-cell table:style-name="Tabelle21.A1" office:value-type="string">
            <text:p text:style-name="P4">-height</text:p>
          </table:table-cell>
          <table:table-cell table:style-name="Tabelle21.A1" office:value-type="string">
            <text:p text:style-name="P9">Height of the element (in pixel)</text:p>
          </table:table-cell>
        </table:table-row>
        <table:table-row>
          <table:table-cell table:style-name="Tabelle21.A1" office:value-type="string">
            <text:p text:style-name="P4">-sameline</text:p>
          </table:table-cell>
          <table:table-cell table:style-name="Tabelle21.A1" office:value-type="string">
            <text:p text:style-name="P9">Make no line break and draw the element in the same line</text:p>
          </table:table-cell>
        </table:table-row>
      </table:table>
      <text:p text:style-name="Standard"/>
      <text:p text:style-name="Horizontal_20_Line"/>
      <text:p text:style-name="P5">GUIDropDown <text:s/>-name=... -help=”...” </text:p>
      <text:p text:style-name="P5"><text:s text:c="12"/>[-vdist=...] [-width=...] [-height=...] [-sameline]</text:p>
      <text:p text:style-name="P2"/>
      <text:p text:style-name="P2">Adds the frame (parent) for a drop-down menu</text:p>
      <text:p text:style-name="P2"/>
      <table:table table:name="Tabelle16" table:style-name="Tabelle16">
        <table:table-column table:style-name="Tabelle16.A"/>
        <table:table-column table:style-name="Tabelle16.B"/>
        <table:table-row>
          <table:table-cell table:style-name="Tabelle16.A1" office:value-type="string">
            <text:p text:style-name="P4">-name</text:p>
          </table:table-cell>
          <table:table-cell table:style-name="Tabelle16.A1" office:value-type="string">
            <text:p text:style-name="P2">Unique name of the GUI element. </text:p>
          </table:table-cell>
        </table:table-row>
        <table:table-row>
          <table:table-cell table:style-name="Tabelle16.A1" office:value-type="string">
            <text:p text:style-name="P4">-help</text:p>
          </table:table-cell>
          <table:table-cell table:style-name="Tabelle16.A1" office:value-type="string">
            <text:p text:style-name="P9">Adds a tooltip for this element</text:p>
          </table:table-cell>
        </table:table-row>
        <table:table-row>
          <table:table-cell table:style-name="Tabelle16.A1" office:value-type="string">
            <text:p text:style-name="P4">-vdist</text:p>
          </table:table-cell>
          <table:table-cell table:style-name="Tabelle16.A1" office:value-type="string">
            <text:p text:style-name="P9">Vertical distance to the previous GUI element.</text:p>
          </table:table-cell>
        </table:table-row>
      </table:table>
      <table:table table:name="Tabelle22" table:style-name="Tabelle22">
        <table:table-column table:style-name="Tabelle22.A"/>
        <table:table-column table:style-name="Tabelle22.B"/>
        <table:table-row>
          <table:table-cell table:style-name="Tabelle22.A1" office:value-type="string">
            <text:p text:style-name="P4">-width</text:p>
          </table:table-cell>
          <table:table-cell table:style-name="Tabelle22.A1" office:value-type="string">
            <text:p text:style-name="P9">Width of the element (in fraction of the window)</text:p>
          </table:table-cell>
        </table:table-row>
        <table:table-row>
          <table:table-cell table:style-name="Tabelle22.A1" office:value-type="string">
            <text:p text:style-name="P4">-height</text:p>
          </table:table-cell>
          <table:table-cell table:style-name="Tabelle22.A1" office:value-type="string">
            <text:p text:style-name="P9">Height of the element (in pixel)</text:p>
          </table:table-cell>
        </table:table-row>
        <table:table-row>
          <table:table-cell table:style-name="Tabelle22.A1" office:value-type="string">
            <text:p text:style-name="P4">-sameline</text:p>
          </table:table-cell>
          <table:table-cell table:style-name="Tabelle22.A1" office:value-type="string">
            <text:p text:style-name="P9">Make no line break and draw the element in the same line</text:p>
          </table:table-cell>
        </table:table-row>
      </table:table>
      <text:p text:style-name="P2"/>
      <text:p text:style-name="Horizontal_20_Line"/>
      <text:p text:style-name="P5">GUIDropDownItem <text:s/>-name=... -parent=... -text=”...” [-select]</text:p>
      <text:p text:style-name="P2"/>
      <text:p text:style-name="P2">Adds a new item to the drop-down menu “<text:span text:style-name="T2">-parent</text:span>”</text:p>
      <text:p text:style-name="P2"/>
      <table:table table:name="Tabelle17" table:style-name="Tabelle17">
        <table:table-column table:style-name="Tabelle17.A"/>
        <table:table-column table:style-name="Tabelle17.B"/>
        <table:table-row>
          <table:table-cell table:style-name="Tabelle17.A1" office:value-type="string">
            <text:p text:style-name="P4">-name</text:p>
          </table:table-cell>
          <table:table-cell table:style-name="Tabelle17.A1" office:value-type="string">
            <text:p text:style-name="P2">Unique name of the GUI element. </text:p>
          </table:table-cell>
        </table:table-row>
        <text:soft-page-break/>
        <table:table-row>
          <table:table-cell table:style-name="Tabelle17.A1" office:value-type="string">
            <text:p text:style-name="P4">-parent</text:p>
          </table:table-cell>
          <table:table-cell table:style-name="Tabelle17.A1" office:value-type="string">
            <text:p text:style-name="P9">The parent GUIDropDown element</text:p>
          </table:table-cell>
        </table:table-row>
        <table:table-row>
          <table:table-cell table:style-name="Tabelle17.A1" office:value-type="string">
            <text:p text:style-name="P4">-text</text:p>
          </table:table-cell>
          <table:table-cell table:style-name="Tabelle17.A1" office:value-type="string">
            <text:p text:style-name="P9">The text of this item (must be unique in the parent)</text:p>
          </table:table-cell>
        </table:table-row>
        <table:table-row>
          <table:table-cell table:style-name="Tabelle17.A1" office:value-type="string">
            <text:p text:style-name="P4">-select</text:p>
          </table:table-cell>
          <table:table-cell table:style-name="Tabelle17.A1" office:value-type="string">
            <text:p text:style-name="P9">[Optional] Selects this item by default</text:p>
          </table:table-cell>
        </table:table-row>
      </table:table>
      <text:p text:style-name="P2"/>
      <text:p text:style-name="Horizontal_20_Line"/>
      <text:p text:style-name="P5">GUIButton <text:s/>-name=... -text=”...” -help=”...” [-vdist=...] </text:p>
      <text:p text:style-name="P2"/>
      <text:p text:style-name="P2">Adds a button to the tab. The corresponding flag “<text:span text:style-name="T2">-name</text:span>” is disabled. After the button is clicked, the flag is enabled, and the tab sections are executed. After the single execution, the flag is again disabled.</text:p>
      <text:p text:style-name="P2"/>
      <table:table table:name="Tabelle18" table:style-name="Tabelle18">
        <table:table-column table:style-name="Tabelle18.A"/>
        <table:table-column table:style-name="Tabelle18.B"/>
        <table:table-row>
          <table:table-cell table:style-name="Tabelle18.A1" office:value-type="string">
            <text:p text:style-name="P4">-name</text:p>
          </table:table-cell>
          <table:table-cell table:style-name="Tabelle18.A1" office:value-type="string">
            <text:p text:style-name="P2">Unique name of the GUI element. </text:p>
          </table:table-cell>
        </table:table-row>
        <table:table-row>
          <table:table-cell table:style-name="Tabelle18.A1" office:value-type="string">
            <text:p text:style-name="P4">-text</text:p>
          </table:table-cell>
          <table:table-cell table:style-name="Tabelle18.A1" office:value-type="string">
            <text:p text:style-name="P9">The text written inside the button. </text:p>
          </table:table-cell>
        </table:table-row>
        <table:table-row>
          <table:table-cell table:style-name="Tabelle18.A1" office:value-type="string">
            <text:p text:style-name="P4">-help</text:p>
          </table:table-cell>
          <table:table-cell table:style-name="Tabelle18.A1" office:value-type="string">
            <text:p text:style-name="P9">Adds a tooltip for this element</text:p>
          </table:table-cell>
        </table:table-row>
        <table:table-row>
          <table:table-cell table:style-name="Tabelle18.A1" office:value-type="string">
            <text:p text:style-name="P4">-vdist</text:p>
          </table:table-cell>
          <table:table-cell table:style-name="Tabelle18.A1" office:value-type="string">
            <text:p text:style-name="P9">Vertical distance to the previous GUI element.</text:p>
          </table:table-cell>
        </table:table-row>
      </table:table>
      <text:p text:style-name="P2"/>
      <text:p text:style-name="Horizontal_20_Line"/>
      <text:p text:style-name="P4">GUIEnable -name=... [-select]</text:p>
      <text:p text:style-name="P2"/>
      <text:p text:style-name="P2">This enables the element “<text:span text:style-name="T2">-name</text:span>” (i.e. make it accessible for the user)</text:p>
      <text:p text:style-name="P2"/>
      <table:table table:name="Tabelle12" table:style-name="Tabelle12">
        <table:table-column table:style-name="Tabelle12.A"/>
        <table:table-column table:style-name="Tabelle12.B"/>
        <table:table-row>
          <table:table-cell table:style-name="Tabelle12.A1" office:value-type="string">
            <text:p text:style-name="P4">-name</text:p>
          </table:table-cell>
          <table:table-cell table:style-name="Tabelle12.A1" office:value-type="string">
            <text:p text:style-name="P2">Name of the GUI element. Can be one of the tab elements, or of the tabs itself.</text:p>
          </table:table-cell>
        </table:table-row>
        <table:table-row>
          <table:table-cell table:style-name="Tabelle12.A1" office:value-type="string">
            <text:p text:style-name="P4">-select</text:p>
          </table:table-cell>
          <table:table-cell table:style-name="Tabelle12.A1" office:value-type="string">
            <text:p text:style-name="P2">[Optional] Enables at the same time the flag. In addition, for a checkbox, the mark is set. <text:span text:style-name="T5">The handling of drop down menu items is not yet implemented</text:span></text:p>
          </table:table-cell>
        </table:table-row>
      </table:table>
      <text:p text:style-name="P2"/>
      <text:p text:style-name="Horizontal_20_Line"/>
      <text:p text:style-name="P4">GUIDisable -name=... [-unselect]</text:p>
      <text:p text:style-name="P2"/>
      <text:p text:style-name="P2">This disables the element “<text:span text:style-name="T2">-name</text:span>” (i.e. it will be grayed out)</text:p>
      <text:p text:style-name="P2"/>
      <table:table table:name="Tabelle13" table:style-name="Tabelle13">
        <table:table-column table:style-name="Tabelle13.A"/>
        <table:table-column table:style-name="Tabelle13.B"/>
        <table:table-row>
          <table:table-cell table:style-name="Tabelle13.A1" office:value-type="string">
            <text:p text:style-name="P4">-name</text:p>
          </table:table-cell>
          <table:table-cell table:style-name="Tabelle13.A1" office:value-type="string">
            <text:p text:style-name="P2">Name of the GUI element. Can be one of the tab elements, or of the tabs itself.</text:p>
          </table:table-cell>
        </table:table-row>
        <table:table-row>
          <table:table-cell table:style-name="Tabelle13.A1" office:value-type="string">
            <text:p text:style-name="P4">-unselect</text:p>
          </table:table-cell>
          <table:table-cell table:style-name="Tabelle13.A1" office:value-type="string">
            <text:p text:style-name="P2">[Optional] Disables at the same time the flag. In addition, for a checkbox, the mark is unset. <text:span text:style-name="T5">The handling of drop down menu items is not yet implemented</text:span></text:p>
          </table:table-cell>
        </table:table-row>
      </table:table>
      <text:p text:style-name="P2"/>
      <text:p text:style-name="Horizontal_20_Line"/>
      <text:p text:style-name="P10">IV. Internal flags</text:p>
      <text:list xml:id="list39365836" text:style-name="L1">
        <text:list-header>
          <text:p text:style-name="P13"/>
        </text:list-header>
      </text:list>
      <text:p text:style-name="P2">Internal flags are always starting with “_”</text:p>
      <text:p text:style-name="P2"/>
      <text:p text:style-name="P4">$_modlist</text:p>
      <text:p text:style-name="P8"/>
      <text:p text:style-name="P8"><text:soft-page-break/>The complete comma-separated list of plugin files, as selected in MPGUI</text:p>
      <text:p text:style-name="Horizontal_20_Line"/>
      <text:p text:style-name="P4">$_flaglist</text:p>
      <text:p text:style-name="P8"/>
      <text:p text:style-name="P8">The complete comma-separated flaglist, without hidden flags, and without “_modlist”</text:p>
      <text:p text:style-name="Horizontal_20_Line"/>
      <text:p text:style-name="P4">$_worldspace</text:p>
      <text:p text:style-name="P8"/>
      <text:p text:style-name="P8">The worldspace, as selected in the “worldspace tab”</text:p>
      <text:p text:style-name="Horizontal_20_Line"/>
      <text:p text:style-name="P4">$_worldspaceid</text:p>
      <text:p text:style-name="P8"/>
      <text:p text:style-name="P8">The worldspace-ID (decimal number), as selected in the “worldspace tab”</text:p>
      <text:p text:style-name="Horizontal_20_Line"/>
      <text:p text:style-name="P4">$_worldspaceidhex</text:p>
      <text:p text:style-name="P8"/>
      <text:p text:style-name="P8">The worldspace-ID (hexadecimal number), as selected in the “worldspace tab”</text:p>
      <text:p text:style-name="P12"/>
      <text:p text:style-name="P4">$_gamemmode</text:p>
      <text:p text:style-name="P8"/>
      <text:p text:style-name="P8">The selected game mode, with the name as defined in the autoload batch file.</text:p>
      <text:p text:style-name="Horizontal_20_Line"/>
      <text:p text:style-name="P4">$_gamedir</text:p>
      <text:p text:style-name="P8"/>
      <text:p text:style-name="P8">The game directory (with the trailing “\Data”, or “\Data Files” for Morrowind)</text:p>
      <text:p text:style-name="Horizontal_20_Line"/>
      <text:p text:style-name="P10">V. Remark</text:p>
      <text:p text:style-name="P2"/>
      <text:p text:style-name="P8">Suggestions? Features missing?</text:p>
      <text:p text:style-name="P8"/>
      <text:p text:style-name="P8">Please contact me (gruftikus@tesnexus, @bethsoft, @tesalliance, @scharesof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ngo </meta:initial-creator>
    <meta:creation-date>2012-01-06T22:22:29.63</meta:creation-date>
    <dc:date>2012-12-29T19:22:26.67</dc:date>
    <dc:creator>Ingo </dc:creator>
    <meta:editing-duration>PT10H23M59S</meta:editing-duration>
    <meta:editing-cycles>93</meta:editing-cycles>
    <meta:generator>OpenOffice.org/3.3$Win32 OpenOffice.org_project/330m20$Build-9567</meta:generator>
    <meta:document-statistic meta:table-count="22" meta:image-count="0" meta:object-count="0" meta:page-count="9" meta:paragraph-count="251" meta:word-count="2260" meta:character-count="13804"/>
  </office:meta>
</office:document-meta>
</file>